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0.973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23" table:default-cell-style-name="Default"/>
        <table:table-column table:style-name="co2" table:number-columns-repeated="16361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1. Gender</text:p>
          </table:table-cell>
          <table:table-cell table:style-name="ce1" office:value-type="string" calcext:value-type="string">
            <text:p>2. Annual income</text:p>
          </table:table-cell>
          <table:table-cell table:style-name="ce1" office:value-type="string" calcext:value-type="string">
            <text:p>3. Name the policy you were undertaken</text:p>
          </table:table-cell>
          <table:table-cell table:style-name="ce1" office:value-type="string" calcext:value-type="string">
            <text:p>4. What are the source of your income to pay your insurance</text:p>
          </table:table-cell>
          <table:table-cell table:style-name="ce1" office:value-type="string" calcext:value-type="string">
            <text:p>5. How long have you been a customers of prabhu bank insurance ltd</text:p>
          </table:table-cell>
          <table:table-cell table:style-name="ce1" office:value-type="string" calcext:value-type="string">
            <text:p>6.Have you used prabhu life insurance online service or mobile app for managing your policies or making payments</text:p>
          </table:table-cell>
          <table:table-cell table:style-name="ce1" office:value-type="string" calcext:value-type="string">
            <text:p>7. Would you recommend prabhu life insurance to your friends and family</text:p>
          </table:table-cell>
          <table:table-cell table:style-name="ce1" office:value-type="string" calcext:value-type="string">
            <text:p>9. How satisfied are you with overall customers service provided by PLI Ltd</text:p>
          </table:table-cell>
          <table:table-cell table:style-name="ce1" office:value-type="string" calcext:value-type="string">
            <text:p>10. How would you rate the efficiency of claim processing by prabhu life insurance</text:p>
          </table:table-cell>
          <table:table-cell table:style-name="ce1" office:value-type="string" calcext:value-type="string">
            <text:p>11. Do you believe prabhu life insurance's agents provide accurate insormation</text:p>
          </table:table-cell>
          <table:table-cell table:style-name="ce1" office:value-type="string" calcext:value-type="string">
            <text:p>12. What roles does reputation and trust worthiness of prabhu life insurance ltd play in your decision making roles</text:p>
          </table:table-cell>
          <table:table-cell table:style-name="ce1" office:value-type="string" calcext:value-type="string">
            <text:p>13. To what extent does the reputation and brand image of prabhu life insurance consumers decision to buy a policy</text:p>
          </table:table-cell>
          <table:table-cell table:style-name="ce1" office:value-type="string" calcext:value-type="string">
            <text:p>14. How did you first aware of prabhu life insurance ltd</text:p>
          </table:table-cell>
          <table:table-cell table:style-name="ce1" office:value-type="string" calcext:value-type="string">
            <text:p>15. Do you feel that PLI Ltd effectively engaged with customers through events, webinars or other interactive activities</text:p>
          </table:table-cell>
          <table:table-cell table:style-name="ce1" office:value-type="string" calcext:value-type="string">
            <text:p>16. How effective do you find prabhu life insurance ltd advertising in conveying information about their policies</text:p>
          </table:table-cell>
          <table:table-cell table:style-name="ce1" office:value-type="string" calcext:value-type="string">
            <text:p>17. In your opinion how engaging the events or campaigns organized by prabhu life insurance ltd to provide their insurance products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02T20:24:50.11" calcext:value-type="date">
            <text:p>12/2/2023 20:24:5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Own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/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not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0T20:34:51.46" calcext:value-type="date">
            <text:p>12/10/2023 20:34:5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Own loan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Not yet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friends and relative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not 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0T20:35:35.12" calcext:value-type="date">
            <text:p>12/10/2023 20:35:3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Not yet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0T20:36:10.33" calcext:value-type="date">
            <text:p>12/10/2023 20:36:1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Definite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0T20:36:38.01" calcext:value-type="date">
            <text:p>12/10/2023 20:36:3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Endowment</text:p>
          </table:table-cell>
          <table:table-cell table:style-name="ce3" office:value-type="string" calcext:value-type="string">
            <text:p>Own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Definitely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0T20:37:07.71" calcext:value-type="date">
            <text:p>12/10/2023 20:37:0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not 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0T20:37:35.82" calcext:value-type="date">
            <text:p>12/10/2023 20:37:3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Not yet</text:p>
          </table:table-cell>
          <table:table-cell table:style-name="ce3" office:value-type="string" calcext:value-type="string">
            <text:p>Probably</text:p>
          </table:table-cell>
          <table:table-cell/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0T20:38:11.32" calcext:value-type="date">
            <text:p>12/10/2023 20:38:1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0:00.85" calcext:value-type="date">
            <text:p>12/11/2023 20:40:0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Definitely</text:p>
          </table:table-cell>
          <table:table-cell table:style-name="ce3" office:value-type="string" calcext:value-type="string">
            <text:p>Very satisfied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0:40.76" calcext:value-type="date">
            <text:p>12/11/2023 20:40:4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Rarely or never</text:p>
          </table:table-cell>
          <table:table-cell table:style-name="ce3" office:value-type="string" calcext:value-type="string">
            <text:p>no role</text:p>
          </table:table-cell>
          <table:table-cell table:style-name="ce3" office:value-type="string" calcext:value-type="string">
            <text:p>not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no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1:10.93" calcext:value-type="date">
            <text:p>12/11/2023 20:41:1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6-10 years</text:p>
          </table:table-cell>
          <table:table-cell/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no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1:43.79" calcext:value-type="date">
            <text:p>12/11/2023 20:41:4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Definitely not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2:14.6" calcext:value-type="date">
            <text:p>12/11/2023 20:42:1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Endowment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Definitely not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friends and relative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2:47.75" calcext:value-type="date">
            <text:p>12/11/2023 20:42:4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Definitely not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friends and relative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no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3:25.8" calcext:value-type="date">
            <text:p>12/11/2023 20:43:2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Not yet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4:03.24" calcext:value-type="date">
            <text:p>12/11/2023 20:44:0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5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Very satisfied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4:28.76" calcext:value-type="date">
            <text:p>12/11/2023 20:44:28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Not yet</text:p>
          </table:table-cell>
          <table:table-cell table:style-name="ce3" office:value-type="string" calcext:value-type="string">
            <text:p>Definitely</text:p>
          </table:table-cell>
          <table:table-cell/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not influential</text:p>
          </table:table-cell>
          <table:table-cell table:style-name="ce3" office:value-type="string" calcext:value-type="string">
            <text:p>friends and relative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4:54.82" calcext:value-type="date">
            <text:p>12/11/2023 20:44:5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no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5:28.08" calcext:value-type="date">
            <text:p>12/11/2023 20:45:2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Own loan</text:p>
          </table:table-cell>
          <table:table-cell table:style-name="ce3" office:value-type="string" calcext:value-type="string">
            <text:p>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Rarely or never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not effective</text:p>
          </table:table-cell>
          <table:table-cell table:style-name="ce3" office:value-type="string" calcext:value-type="string">
            <text:p>no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5:52.97" calcext:value-type="date">
            <text:p>12/11/2023 20:45:5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Not yet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6:25.46" calcext:value-type="date">
            <text:p>12/11/2023 20:46:25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Definite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friends and relative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6:50.36" calcext:value-type="date">
            <text:p>12/11/2023 20:46:50</text:p>
          </table:table-cell>
          <table:table-cell table:style-name="ce3" office:value-type="string" calcext:value-type="string">
            <text:p>Prefer not to say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Not yet</text:p>
          </table:table-cell>
          <table:table-cell table:style-name="ce3" office:value-type="string" calcext:value-type="string">
            <text:p>Definitely</text:p>
          </table:table-cell>
          <table:table-cell table:style-name="ce3" office:value-type="string" calcext:value-type="string">
            <text:p>Very 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not effective</text:p>
          </table:table-cell>
          <table:table-cell table:style-name="ce3" office:value-type="string" calcext:value-type="string">
            <text:p>no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7:10.02" calcext:value-type="date">
            <text:p>12/11/2023 20:47:10</text:p>
          </table:table-cell>
          <table:table-cell office:value-type="string" calcext:value-type="string">
            <text:p>male</text:p>
          </table:table-cell>
          <table:table-cell/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Own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/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o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7:34.38" calcext:value-type="date">
            <text:p>12/11/2023 20:47:34</text:p>
          </table:table-cell>
          <table:table-cell table:style-name="ce3" office:value-type="string" calcext:value-type="string">
            <text:p>Prefer not to say</text:p>
          </table:table-cell>
          <table:table-cell table:style-name="ce3" office:value-type="string" calcext:value-type="string">
            <text:p>More than 600000</text:p>
          </table:table-cell>
          <table:table-cell/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Definitely not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7:57.2" calcext:value-type="date">
            <text:p>12/11/2023 20:47:57</text:p>
          </table:table-cell>
          <table:table-cell table:style-name="ce3" office:value-type="string" calcext:value-type="string">
            <text:p>Prefer not to say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Very 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no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8:22.08" calcext:value-type="date">
            <text:p>12/11/2023 20:48:2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Definite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o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not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8:44.39" calcext:value-type="date">
            <text:p>12/11/2023 20:48:44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5 years</text:p>
          </table:table-cell>
          <table:table-cell table:style-name="ce3" office:value-type="string" calcext:value-type="string">
            <text:p>Not yet</text:p>
          </table:table-cell>
          <table:table-cell table:style-name="ce3" office:value-type="string" calcext:value-type="string">
            <text:p>Definitely not</text:p>
          </table:table-cell>
          <table:table-cell table:style-name="ce3" office:value-type="string" calcext:value-type="string">
            <text:p>Very satisfie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Rarely or never</text:p>
          </table:table-cell>
          <table:table-cell table:style-name="ce3" office:value-type="string" calcext:value-type="string">
            <text:p>no role</text:p>
          </table:table-cell>
          <table:table-cell/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not 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9:07.1" calcext:value-type="date">
            <text:p>12/11/2023 20:49:07</text:p>
          </table:table-cell>
          <table:table-cell table:style-name="ce3" office:value-type="string" calcext:value-type="string">
            <text:p>Prefer not to say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49:33.02" calcext:value-type="date">
            <text:p>12/11/2023 20:49:3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5 years</text:p>
          </table:table-cell>
          <table:table-cell table:style-name="ce3" office:value-type="string" calcext:value-type="string">
            <text:p>Sometimes</text:p>
          </table:table-cell>
          <table:table-cell/>
          <table:table-cell table:style-name="ce3" office:value-type="string" calcext:value-type="string">
            <text:p>Very 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not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0:11.84" calcext:value-type="date">
            <text:p>12/11/2023 20:50:11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0:38.91" calcext:value-type="date">
            <text:p>12/11/2023 20:50:38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Very satisfied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1:04.84" calcext:value-type="date">
            <text:p>12/11/2023 20:51:04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1:29.08" calcext:value-type="date">
            <text:p>12/11/2023 20:51:29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no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1:56.13" calcext:value-type="date">
            <text:p>12/11/2023 20:51:5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Very satisfie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2:22.44" calcext:value-type="date">
            <text:p>12/11/2023 20:52:2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2:46.63" calcext:value-type="date">
            <text:p>12/11/2023 20:52:4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Definite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no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3:10.95" calcext:value-type="date">
            <text:p>12/11/2023 20:53:1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Not yet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not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3:36.63" calcext:value-type="date">
            <text:p>12/11/2023 20:53:3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not effective</text:p>
          </table:table-cell>
          <table:table-cell table:style-name="ce3" office:value-type="string" calcext:value-type="string">
            <text:p>no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4:06.21" calcext:value-type="date">
            <text:p>12/11/2023 20:54:0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Own loan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1T20:54:33.22" calcext:value-type="date">
            <text:p>12/11/2023 20:54:3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Rarely or never</text:p>
          </table:table-cell>
          <table:table-cell table:style-name="ce3" office:value-type="string" calcext:value-type="string">
            <text:p>no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1:19:56.95" calcext:value-type="date">
            <text:p>12/12/2023 11:19:5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1:20:22.37" calcext:value-type="date">
            <text:p>12/12/2023 11:20:2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1:20:56.96" calcext:value-type="date">
            <text:p>12/12/2023 11:20:56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4:22:53.16" calcext:value-type="date">
            <text:p>12/12/2023 14:22: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Term</text:p>
          </table:table-cell>
          <table:table-cell/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4:23:17.24" calcext:value-type="date">
            <text:p>12/12/2023 14:23:1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not influential</text:p>
          </table:table-cell>
          <table:table-cell table:style-name="ce3" office:value-type="string" calcext:value-type="string">
            <text:p>friends and relative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no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4:23:39.96" calcext:value-type="date">
            <text:p>12/12/2023 14:23:3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4:24:03.4" calcext:value-type="date">
            <text:p>12/12/2023 14:24:0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friends and relative</text:p>
          </table:table-cell>
          <table:table-cell table:style-name="ce3" office:value-type="string" calcext:value-type="string">
            <text:p>strongly disagree</text:p>
          </table:table-cell>
          <table:table-cell table:style-name="ce3" office:value-type="string" calcext:value-type="string">
            <text:p>not 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4:24:26.23" calcext:value-type="date">
            <text:p>12/12/2023 14:24:26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elow 3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Less than 5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minor role</text:p>
          </table:table-cell>
          <table:table-cell table:style-name="ce3" office:value-type="string" calcext:value-type="string">
            <text:p>sligh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disagree</text:p>
          </table:table-cell>
          <table:table-cell table:style-name="ce3" office:value-type="string" calcext:value-type="string">
            <text:p>somewhat effective</text:p>
          </table:table-cell>
          <table:table-cell table:style-name="ce3" office:value-type="string" calcext:value-type="string">
            <text:p>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4:24:53.41" calcext:value-type="date">
            <text:p>12/12/2023 14:24:53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300000-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Taking loan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4:25:21.22" calcext:value-type="date">
            <text:p>12/12/2023 14:25:21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Endowment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More then 10 year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Very satisfied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major role</text:p>
          </table:table-cell>
          <table:table-cell table:style-name="ce3" office:value-type="string" calcext:value-type="string">
            <text:p>strongly influential</text:p>
          </table:table-cell>
          <table:table-cell table:style-name="ce3" office:value-type="string" calcext:value-type="string">
            <text:p>insurance agent</text:p>
          </table:table-cell>
          <table:table-cell table:style-name="ce3" office:value-type="string" calcext:value-type="string">
            <text:p>strongly agree</text:p>
          </table:table-cell>
          <table:table-cell table:style-name="ce3" office:value-type="string" calcext:value-type="string">
            <text:p>very effective</text:p>
          </table:table-cell>
          <table:table-cell table:style-name="ce3" office:value-type="string" calcext:value-type="string">
            <text:p>somewhat engaging</text:p>
          </table:table-cell>
          <table:table-cell table:number-columns-repeated="16367"/>
        </table:table-row>
        <table:table-row table:style-name="ro1">
          <table:table-cell table:style-name="ce2" office:value-type="date" office:date-value="2023-12-12T14:25:47.13" calcext:value-type="date">
            <text:p>12/12/2023 14:25:47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ore than 600000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Selling fixed assets</text:p>
          </table:table-cell>
          <table:table-cell table:style-name="ce3" office:value-type="string" calcext:value-type="string">
            <text:p>6-10 years</text:p>
          </table:table-cell>
          <table:table-cell table:style-name="ce3" office:value-type="string" calcext:value-type="string">
            <text:p>Rarely</text:p>
          </table:table-cell>
          <table:table-cell table:style-name="ce3" office:value-type="string" calcext:value-type="string">
            <text:p>Probably</text:p>
          </table:table-cell>
          <table:table-cell table:style-name="ce3" office:value-type="string" calcext:value-type="string">
            <text:p>Satisfied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Occusionaly</text:p>
          </table:table-cell>
          <table:table-cell table:style-name="ce3" office:value-type="string" calcext:value-type="string">
            <text:p>moderate role</text:p>
          </table:table-cell>
          <table:table-cell table:style-name="ce3" office:value-type="string" calcext:value-type="string">
            <text:p>moderately influential</text:p>
          </table:table-cell>
          <table:table-cell table:style-name="ce3" office:value-type="string" calcext:value-type="string">
            <text:p>print media</text:p>
          </table:table-cell>
          <table:table-cell table:style-name="ce3" office:value-type="string" calcext:value-type="string">
            <text:p>agree</text:p>
          </table:table-cell>
          <table:table-cell table:style-name="ce3" office:value-type="string" calcext:value-type="string">
            <text:p>effective</text:p>
          </table:table-cell>
          <table:table-cell table:style-name="ce3" office:value-type="string" calcext:value-type="string">
            <text:p>very engaging</text:p>
          </table:table-cell>
          <table:table-cell table:number-columns-repeated="16367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2T15:40:07.372000000</dc:date>
    <meta:editing-duration>PT45M9S</meta:editing-duration>
    <meta:editing-cycles>1</meta:editing-cycles>
    <meta:document-statistic meta:table-count="1" meta:cell-count="874" meta:object-count="0"/>
    <meta:generator>LibreOffice/7.5.4.2$Windows_X86_64 LibreOffice_project/36ccfdc35048b057fd9854c757a8b67ec53977b6</meta:generator>
  </office:meta>
</office:document-meta>
</file>